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F4000000DA56598BC1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8.5cm" style:rel-column-width="32767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B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ext text text</text:p>
      <text:p text:style-name="Standard"/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Table_20_Contents">cats</text:p>
          </table:table-cell>
          <table:table-cell table:style-name="Table1.B1" office:value-type="string">
            <text:p text:style-name="Table_20_Contents">3</text:p>
          </table:table-cell>
        </table:table-row>
        <table:table-row>
          <table:table-cell table:style-name="Table1.A2" office:value-type="string">
            <text:p text:style-name="Table_20_Contents">dogs</text:p>
          </table:table-cell>
          <table:table-cell table:style-name="Table1.B2" office:value-type="string">
            <text:p text:style-name="Table_20_Contents">47</text:p>
          </table:table-cell>
        </table:table-row>
      </table:table>
      <text:p text:style-name="Standard"><draw:frame draw:style-name="fr1" draw:name="graphics1" text:anchor-type="paragraph" svg:x="0.534cm" svg:y="0.714cm" svg:width="13.229cm" svg:height="5.768cm" draw:z-index="0"><draw:image xlink:href="Pictures/10000000000001F4000000DA56598BC1.png" xlink:type="simple" xlink:show="embed" xlink:actuate="onLoad"/></draw:frame></text:p>
      <text:h text:style-name="Heading_20_1" text:outline-level="1">heading 1</text:h>
      <text:p text:style-name="Standard">text</text:p>
      <text:h text:style-name="Heading_20_2" text:outline-level="2">heading a</text:h>
      <text:p text:style-name="Standard">tex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Tahoma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quare-mode="false"/>
    </style:default-page-layout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meta:creation-date>2008-02-05T14:34:29</meta:creation-date>
    <dc:creator>Sebastian Rahtz</dc:creator>
    <dc:date>2008-02-10T21:01:22</dc:date>
    <meta:editing-cycles>4</meta:editing-cycles>
    <meta:editing-duration>PT1M55S</meta:editing-duration>
    <meta:user-defined meta:name="Info 1"/>
    <meta:user-defined meta:name="Info 2"/>
    <meta:user-defined meta:name="Info 3"/>
    <meta:user-defined meta:name="Info 4"/>
    <meta:document-statistic meta:table-count="1" meta:image-count="1" meta:object-count="0" meta:page-count="1" meta:paragraph-count="9" meta:word-count="13" meta:character-count="51"/>
  </office:meta>
</office:document-meta>
</file>